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352" officeooo:paragraph-rsid="00007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combination-sum-ii/</text:p>
      <text:p text:style-name="P1">// 1. all numbers are positive integers .. can ask if target = 0? </text:p>
      <text:p text:style-name="P1">// 2. use old trick for duplicate prevention!</text:p>
      <text:p text:style-name="P1">public class Solution {</text:p>
      <text:p text:style-name="P1"><text:s text:c="4"/>public List&lt;List&lt;Integer&gt;&gt; combinationSum2(int[] candidates, int target) </text:p>
      <text:p text:style-name="P1"><text:s text:c="4"/>{</text:p>
      <text:p text:style-name="P1"><text:s text:c="8"/>if(candidates == null)</text:p>
      <text:p text:style-name="P1"><text:s text:c="8"/>{</text:p>
      <text:p text:style-name="P1"><text:s text:c="12"/>return null;</text:p>
      <text:p text:style-name="P1"><text:s text:c="8"/>}</text:p>
      <text:p text:style-name="P1"><text:s text:c="8"/>LinkedList&lt;List&lt;Integer&gt;&gt; result = new LinkedList&lt;List&lt;Integer&gt;&gt;();</text:p>
      <text:p text:style-name="P1"><text:s text:c="8"/>Arrays.sort(candidates); </text:p>
      <text:p text:style-name="P1"><text:s text:c="8"/>LinkedList&lt;Integer&gt; path = new LinkedList&lt;Integer&gt;();</text:p>
      <text:p text:style-name="P1"><text:s text:c="8"/>helper(result,path, candidates,target,0); </text:p>
      <text:p text:style-name="P1"><text:s text:c="8"/>return result;</text:p>
      <text:p text:style-name="P1"><text:s text:c="4"/>}</text:p>
      <text:p text:style-name="P1"><text:s text:c="4"/></text:p>
      <text:p text:style-name="P1"><text:s text:c="4"/>public void helper(LinkedList&lt;List&lt;Integer&gt;&gt; results, LinkedList&lt;Integer&gt; path, int[] candidates, int target, int idx)</text:p>
      <text:p text:style-name="P1"><text:s text:c="4"/>{</text:p>
      <text:p text:style-name="P1"><text:s text:c="8"/>if(target == 0)</text:p>
      <text:p text:style-name="P1"><text:s text:c="8"/>{</text:p>
      <text:p text:style-name="P1"><text:s text:c="12"/>results.add(path);</text:p>
      <text:p text:style-name="P1"><text:s text:c="8"/>}</text:p>
      <text:p text:style-name="P1"><text:s text:c="8"/>else</text:p>
      <text:p text:style-name="P1"><text:s text:c="8"/>{</text:p>
      <text:p text:style-name="P1"><text:s text:c="12"/>// skip onsecutive elemens, while doing this processing!</text:p>
      <text:p text:style-name="P1"><text:s text:c="12"/>for(int i = idx; i &lt; candidates.length; i++)</text:p>
      <text:p text:style-name="P1"><text:s text:c="12"/>{</text:p>
      <text:p text:style-name="P1"><text:s text:c="16"/>if(i &gt; idx &amp;&amp; candidates[i] == candidates[i-1])</text:p>
      <text:p text:style-name="P1"><text:s text:c="16"/>{</text:p>
      <text:p text:style-name="P1"><text:s text:c="20"/>continue; </text:p>
      <text:p text:style-name="P1"><text:s text:c="16"/>}</text:p>
      <text:p text:style-name="P1"><text:s text:c="16"/>if(target - candidates[i] &gt;= 0)</text:p>
      <text:p text:style-name="P1"><text:s text:c="16"/>{</text:p>
      <text:p text:style-name="P1"><text:s text:c="20"/>LinkedList&lt;Integer&gt; newPath = (LinkedList)path.clone();</text:p>
      <text:p text:style-name="P1"><text:s text:c="20"/>newPath.add(candidates[i]);</text:p>
      <text:p text:style-name="P1"><text:s text:c="20"/>helper(results, newPath,candidates,target-candidates[i],i+1); <text:s text:c="3"/></text:p>
      <text:p text:style-name="P1"><text:s text:c="16"/>}</text:p>
      <text:p text:style-name="P1"><text:s text:c="16"/></text:p>
      <text:p text:style-name="P1"><text:s text:c="12"/>}</text:p>
      <text:p text:style-name="P1"><text:s text:c="8"/>}</text:p>
      <text:p text:style-name="P1"><text:s text:c="4"/>}</text:p>
      <text:p text:style-name="P1"><text:s text:c="4"/>// [10, 1, 2, 7, 6, 1, 5] and target 8, </text:p>
      <text:p text:style-name="P1"><text:s text:c="4"/>// sorted :: [1,1,2,5,6,7,10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2:09:59.054553959</meta:creation-date>
    <dc:date>2017-02-02T12:10:14.559162818</dc:date>
    <meta:editing-duration>PT15S</meta:editing-duration>
    <meta:editing-cycles>1</meta:editing-cycles>
    <meta:document-statistic meta:table-count="0" meta:image-count="0" meta:object-count="0" meta:page-count="1" meta:paragraph-count="45" meta:word-count="138" meta:character-count="1479" meta:non-whitespace-character-count="962"/>
    <meta:generator>LibreOffice/5.1.4.2$Linux_X86_64 LibreOffice_project/10m0$Build-2</meta:generator>
  </office:meta>
</office:document-meta>
</file>